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ans-serif, Arial"/>
    <style:font-face style:name="Lohit Devanagari1" svg:font-family="'Lohit Devanagari'"/>
    <style:font-face style:name="cooper hewittmedium" svg:font-family="'cooper hewittmedium'"/>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16pt" style:text-underline-style="solid" style:text-underline-width="auto" style:text-underline-color="font-color" officeooo:rsid="00074253" officeooo:paragraph-rsid="00074253" style:font-size-asian="16pt" style:font-size-complex="16pt"/>
    </style:style>
    <style:style style:name="P2" style:family="paragraph" style:parent-style-name="Text_20_body">
      <style:paragraph-properties fo:text-align="start" style:justify-single-word="false"/>
      <style:text-properties fo:font-variant="normal" fo:text-transform="none" fo:color="#273b47" style:font-name="Lato" fo:font-size="12pt" fo:letter-spacing="normal" fo:font-style="normal" style:text-underline-style="solid" style:text-underline-width="auto" style:text-underline-color="font-color" fo:font-weight="normal" officeooo:rsid="00074253" officeooo:paragraph-rsid="00074253" style:font-size-asian="12pt" style:font-size-complex="12pt"/>
    </style:style>
    <style:style style:name="P3" style:family="paragraph" style:parent-style-name="Text_20_body">
      <style:paragraph-properties fo:margin-left="0cm" fo:margin-right="0cm" fo:margin-top="0.185cm" fo:margin-bottom="0.185cm" loext:contextual-spacing="false" fo:orphans="2" fo:widows="2" fo:text-indent="0cm" style:auto-text-indent="false"/>
      <style:text-properties fo:font-variant="normal" fo:text-transform="none" fo:color="#273b47" style:font-name="Lato" fo:font-size="12pt" fo:letter-spacing="normal" fo:font-style="normal" fo:font-weight="normal" style:font-size-asian="12pt" style:font-size-complex="12pt"/>
    </style:style>
    <style:style style:name="P4" style:family="paragraph" style:parent-style-name="Standard" style:list-style-name="L1">
      <style:paragraph-properties fo:text-align="start" style:justify-single-word="false"/>
      <style:text-properties style:font-name="DejaVu Sans" fo:font-size="12pt" style:text-underline-style="none" fo:font-weight="normal" officeooo:rsid="00074253" officeooo:paragraph-rsid="00074253"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DejaVu Sans" fo:font-size="16pt" style:text-underline-style="solid" style:text-underline-width="auto" style:text-underline-color="font-color" officeooo:rsid="00074253" officeooo:paragraph-rsid="00074253" style:font-size-asian="16pt" style:font-size-complex="16pt"/>
    </style:style>
    <style:style style:name="P6" style:family="paragraph" style:parent-style-name="Standard">
      <style:paragraph-properties fo:text-align="start" style:justify-single-word="false"/>
      <style:text-properties fo:font-variant="normal" fo:text-transform="none" fo:color="#000000" style:font-name="cooper hewittmedium" fo:font-size="18pt" fo:letter-spacing="normal" fo:font-style="normal" style:text-underline-style="solid" style:text-underline-width="auto" style:text-underline-color="font-color" fo:font-weight="bold" officeooo:rsid="00074253" officeooo:paragraph-rsid="00074253" style:font-size-asian="16pt" style:font-size-complex="16pt"/>
    </style:style>
    <style:style style:name="P7" style:family="paragraph" style:parent-style-name="Standard">
      <style:paragraph-properties fo:text-align="start" style:justify-single-word="false"/>
      <style:text-properties fo:font-variant="normal" fo:text-transform="none" fo:color="#000000" style:font-name="cooper hewittmedium" fo:font-size="18pt" fo:letter-spacing="normal" fo:font-style="normal" style:text-underline-style="solid" style:text-underline-width="auto" style:text-underline-color="font-color" fo:font-weight="bold" officeooo:rsid="00074253" officeooo:paragraph-rsid="00074253" style:font-size-asian="16pt" style:font-size-complex="16pt" loext:padding-left="0cm" loext:padding-right="0cm" loext:padding-top="0cm" loext:padding-bottom="0.397cm" loext:border-left="none" loext:border-right="none" loext:border-top="none" loext:border-bottom="0.06pt solid #dbdbe2"/>
    </style:style>
    <style:style style:name="P8" style:family="paragraph" style:parent-style-name="Standard">
      <style:paragraph-properties fo:margin-left="0cm" fo:margin-right="0cm" fo:margin-top="0cm" fo:margin-bottom="0cm" loext:contextual-spacing="false" fo:text-indent="0cm" style:auto-text-indent="false"/>
      <style:text-properties fo:font-variant="normal" fo:text-transform="none" fo:color="#000000" style:font-name="cooper hewittmedium" fo:font-size="18pt" fo:letter-spacing="normal" fo:font-style="normal" fo:font-weight="bold" loext:padding-left="0cm" loext:padding-right="0cm" loext:padding-top="0cm" loext:padding-bottom="0.397cm" loext:border-left="none" loext:border-right="none" loext:border-top="none" loext:border-bottom="0.06pt solid #dbdbe2"/>
    </style:style>
    <style:style style:name="P9" style:family="paragraph" style:parent-style-name="Text_20_body">
      <style:paragraph-properties fo:text-align="start" style:justify-single-word="false"/>
      <style:text-properties fo:font-variant="normal" fo:text-transform="none" fo:color="#000000" style:font-name="cooper hewittmedium" fo:font-size="18pt" fo:letter-spacing="normal" fo:font-style="normal" style:text-underline-style="solid" style:text-underline-width="auto" style:text-underline-color="font-color" fo:font-weight="bold" officeooo:rsid="00074253" officeooo:paragraph-rsid="00074253" style:font-size-asian="16pt" style:font-size-complex="16pt"/>
    </style:style>
    <style:style style:name="P10" style:family="paragraph" style:parent-style-name="Text_20_body" style:list-style-name="L1">
      <style:paragraph-properties fo:margin-left="0cm" fo:margin-right="0.185cm" fo:margin-top="0cm" fo:margin-bottom="0cm" loext:contextual-spacing="false" fo:orphans="2" fo:widows="2" fo:text-indent="0cm" style:auto-text-indent="false" fo:padding="0cm" fo:border="none"/>
    </style:style>
    <style:style style:name="P11" style:family="paragraph" style:parent-style-name="Text_20_body">
      <style:paragraph-properties fo:margin-left="0cm" fo:margin-right="0cm" fo:margin-top="0cm" fo:margin-bottom="0cm" loext:contextual-spacing="false" fo:text-indent="0cm" style:auto-text-indent="false"/>
    </style:style>
    <style:style style:name="P12" style:family="paragraph" style:parent-style-name="Text_20_body">
      <style:paragraph-properties fo:margin-left="0cm" fo:margin-right="0cm" fo:margin-top="0cm" fo:margin-bottom="0cm" loext:contextual-spacing="false" fo:orphans="2" fo:widows="2" fo:text-indent="0cm" style:auto-text-indent="false"/>
    </style:style>
    <style:style style:name="P13" style:family="paragraph" style:parent-style-name="Text_20_body">
      <style:paragraph-properties fo:margin-left="0cm" fo:margin-right="0cm" fo:margin-top="0cm" fo:margin-bottom="0cm" loext:contextual-spacing="false" fo:text-indent="0cm" style:auto-text-indent="false"/>
      <style:text-properties style:text-underline-style="solid" style:text-underline-width="auto" style:text-underline-color="font-color"/>
    </style:style>
    <style:style style:name="P14" style:family="paragraph" style:parent-style-name="Text_20_body">
      <style:paragraph-properties fo:margin-left="0cm" fo:margin-right="0cm" fo:margin-top="0.185cm" fo:margin-bottom="0.185cm" loext:contextual-spacing="false" fo:orphans="2" fo:widows="2" fo:text-indent="0cm" style:auto-text-indent="false"/>
      <style:text-properties fo:font-variant="normal" fo:text-transform="none" fo:color="#273b47" style:font-name="Lato" fo:font-size="12pt" fo:letter-spacing="normal" fo:font-style="normal" fo:font-weight="normal"/>
    </style:style>
    <style:style style:name="P15" style:family="paragraph" style:parent-style-name="Text_20_body" style:list-style-name="L2">
      <style:paragraph-properties fo:margin-left="0cm" fo:margin-right="0.185cm" fo:margin-top="0cm" fo:margin-bottom="0cm" loext:contextual-spacing="false" fo:orphans="2" fo:widows="2" fo:text-indent="0cm" style:auto-text-indent="false" fo:padding="0cm" fo:border="none"/>
    </style:style>
    <style:style style:name="P16" style:family="paragraph" style:parent-style-name="Text_20_body" style:list-style-name="L3">
      <style:paragraph-properties fo:margin-left="0cm" fo:margin-right="0.185cm" fo:margin-top="0cm" fo:margin-bottom="0cm" loext:contextual-spacing="false" fo:orphans="2" fo:widows="2" fo:text-indent="0cm" style:auto-text-indent="false" fo:padding="0cm" fo:border="none"/>
    </style:style>
    <style:style style:name="P17" style:family="paragraph" style:parent-style-name="Preformatted_20_Text">
      <loext:graphic-properties draw:fill="solid" draw:fill-color="#333333" draw:opacity="100%"/>
      <style:paragraph-properties fo:margin-left="0cm" fo:margin-right="0cm" fo:margin-top="0cm" fo:margin-bottom="0cm" loext:contextual-spacing="false" fo:orphans="2" fo:widows="2" fo:text-indent="0cm" style:auto-text-indent="false" fo:background-color="#333333" fo:padding="0cm" fo:border="none"/>
    </style:style>
    <style:style style:name="P18" style:family="paragraph" style:parent-style-name="Quotations">
      <style:paragraph-properties fo:margin-left="1cm" fo:margin-right="1cm" fo:margin-top="0cm" fo:margin-bottom="0cm" loext:contextual-spacing="false" fo:orphans="2" fo:widows="2" fo:text-indent="0cm" style:auto-text-indent="false"/>
    </style:style>
    <style:style style:name="T1" style:family="text">
      <style:text-properties fo:font-variant="normal" fo:text-transform="none" fo:color="#273b47" style:font-name="Lato" fo:font-size="12pt" fo:letter-spacing="normal" fo:font-style="normal" fo:font-weight="normal"/>
    </style:style>
    <style:style style:name="T2" style:family="text">
      <style:text-properties fo:font-variant="normal" fo:text-transform="none" fo:color="#273b47" style:font-name="Lato" fo:font-size="12pt" fo:letter-spacing="normal" fo:font-style="normal" fo:font-weight="normal" style:font-size-asian="12pt" style:font-size-complex="12pt"/>
    </style:style>
    <style:style style:name="T3" style:family="text">
      <style:text-properties fo:font-variant="normal" fo:text-transform="none" fo:color="#273b47" style:font-name="Lato" fo:font-size="12pt" fo:letter-spacing="normal" fo:font-style="normal" fo:font-weight="normal" officeooo:rsid="00074253" style:font-size-asian="12pt" style:font-size-complex="12pt"/>
    </style:style>
    <style:style style:name="T4" style:family="text">
      <style:text-properties fo:font-variant="normal" fo:text-transform="none" fo:color="#ffffff" style:font-name="Lato" fo:font-size="10.5pt" fo:letter-spacing="normal" fo:font-style="normal" fo:font-weight="normal"/>
    </style:style>
    <style:style style:name="T5" style:family="text">
      <style:text-properties fo:font-variant="normal" fo:text-transform="none" fo:color="#a6e22e" style:font-name="Lato" fo:font-size="10.5pt" fo:letter-spacing="normal" fo:font-style="normal" fo:font-weight="normal"/>
    </style:style>
    <style:style style:name="T6" style:family="text">
      <style:text-properties fo:color="#273b47" style:font-name="Lato" fo:font-size="12pt" fo:font-weight="normal"/>
    </style:style>
    <text:list-style style:name="L1">
      <text:list-level-style-bullet text:level="1" text:style-name="Bullet_20_Symbols" style:num-suffix="." text:bullet-char="•">
        <style:list-level-properties text:space-before="0.18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31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31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urso de Git y GitHub</text:p>
      <text:p text:style-name="P2">Un sistema de control de versiones como Git nos ayuda a guardar el historial de cambios y crecimiento de los archivos de nuestro proyecto.</text:p>
      <text:p text:style-name="P3">En realidad, los cambios y diferencias entre las versiones de nuestros proyecto pueden tener similitudes, algunas veces los cambios pueden ser solo una palabra o una parte específica de un archivo específico. Git está optimizado para guardar todos estos cambios de forma atómica e incremental, o sea, aplicando cambios sobre los últimos cambios, estos sobre los cambios anteriores y así hasta el inicio de nuestro proyecto.</text:p>
      <text:list xml:id="list4014022787" text:style-name="L1">
        <text:list-item>
          <text:p text:style-name="P10"><text:span text:style-name="T2">El comando para iniciar nuestro repositorio, o sea, indicarle a Git que queremos usar su sistema de control de versiones en nuestro proyecto, es </text:span><text:span text:style-name="Source_20_Text"><text:span text:style-name="T2">git init</text:span></text:span><text:span text:style-name="T2">.</text:span></text:p>
        </text:list-item>
        <text:list-item>
          <text:p text:style-name="P10"><text:span text:style-name="T2">El comando para que nuestro repositorio sepa de la existencia de un archivo o sus últimos cambios es </text:span><text:span text:style-name="Source_20_Text"><text:span text:style-name="T2">git add</text:span></text:span><text:span text:style-name="T2">. Este comando no almacena las actualizaciones de forma definitiva, solo las guarda en algo que conocemos como “Staging Area”.</text:span></text:p>
        </text:list-item>
        <text:list-item>
          <text:p text:style-name="P10"><text:span text:style-name="T2">El comando para almacenar definitivamente todos los cambios que por ahora viven en el staging area es </text:span><text:span text:style-name="Source_20_Text"><text:span text:style-name="T2">git commit</text:span></text:span><text:span text:style-name="T2">. También podemos guardar un mensaje para recordar muy bien qué cambios hicimos en este commit con el argumento </text:span><text:span text:style-name="Source_20_Text"><text:span text:style-name="T2">-m "Mensaje del commit"</text:span></text:span><text:span text:style-name="T2">.</text:span></text:p>
        </text:list-item>
        <text:list-item>
          <text:p text:style-name="P10"><text:span text:style-name="T2">Por último, si queremos mandar nuestros commits a un servidor remoto, un lugar donde todos podamos conectar nuestros proyectos, usamos el comando </text:span><text:span text:style-name="Source_20_Text"><text:span text:style-name="T2">git push</text:span></text:span><text:span text:style-name="T2">.</text:span><text:span text:style-name="T3">s</text:span></text:p>
        </text:list-item>
        <text:list-item>
          <text:p text:style-name="P4"><text:s/>Git show: muestra todos los cambios historicos hechos incluyendo lineas de codigo, texto, quien los hizo y cuando, ya que muchas personas pueden acceder a nuestro proyecto</text:p>
        </text:list-item>
        <text:list-item>
          <text:p text:style-name="P4"><text:s/>Git low &lt;nombre_archivo.ext&gt;: muestra historia completa de un archivo.</text:p>
        </text:list-item>
      </text:list>
      <text:p text:style-name="P5"/>
      <text:p text:style-name="P5"/>
      <text:p text:style-name="P6">¿Qué es staging, repositorios y cuál es el ciclo básico de trabajo en GitHub?</text:p>
      <text:p text:style-name="P9"><text:span text:style-name="T6">Para iniciar un repositorio, o sea, activar el sistema de control de versiones de Git en tu proyecto, solo debes ejecutar el comando </text:span><text:span text:style-name="Source_20_Text"><text:span text:style-name="T6">git init</text:span></text:span><text:span text:style-name="T6">.</text:span></text:p>
      <text:p text:style-name="P12"><text:span text:style-name="T1">Este comando se encargará de dos cosas: primero, crear una carpeta </text:span><text:span text:style-name="Source_20_Text"><text:span text:style-name="T1">.git</text:span></text:span><text:span text:style-name="T1"> donde se guardará toda la base de datos con cambios atómicos de nuestro proyecto; y segundo, crear un área en la memoria RAM, que conocemos como Staging, que guardará temporalmente nuestros archivos (cuando ejecutemos un comando especial para eso) y nos permitirá, más adelante, guardar estos cambios en el repositorio (también con un comando especial).</text:span></text:p>
      <text:p text:style-name="P12"><text:span text:style-name="Strong_20_Emphasis"><text:span text:style-name="T1">Ciclo de vida o estados de los archivos en Git</text:span></text:span><text:span text:style-name="T1">:</text:span></text:p>
      <text:p text:style-name="P14"><text:soft-page-break/>Cuando trabajamos con Git, nuestros archivos pueden vivir y moverse entre 4 diferentes estados (cuando trabajamos con repositorios remotos pueden ser más estados pero lo estudiaremos más adelante):</text:p>
      <text:list xml:id="list1603073830" text:style-name="L2">
        <text:list-item>
          <text:p text:style-name="P15"><text:span text:style-name="Strong_20_Emphasis"><text:span text:style-name="T1">Archivos Tracked</text:span></text:span><text:span text:style-name="T1">: Son los archivos que viven dentro de Git, no tienen cambios pendientes y sus últimas actualizaciones han sido guardadas en el repositorio gracias a los comandos </text:span><text:span text:style-name="Source_20_Text"><text:span text:style-name="T1">git add</text:span></text:span><text:span text:style-name="T1"> y </text:span><text:span text:style-name="Source_20_Text"><text:span text:style-name="T1">git commit</text:span></text:span><text:span text:style-name="T1">.</text:span></text:p>
        </text:list-item>
        <text:list-item>
          <text:p text:style-name="P15"><text:span text:style-name="Strong_20_Emphasis"><text:span text:style-name="T1">Archivos Staged</text:span></text:span><text:span text:style-name="T1">: Son archivos en Staging. Viven dentro de Git y hay registro de ellos porque han sido afectados por el comando </text:span><text:span text:style-name="Source_20_Text"><text:span text:style-name="T1">git add</text:span></text:span><text:span text:style-name="T1">, aunque no sus últimos cambios. Git ya sabe de la existencia de estos últimos cambios pero todavía no han sido guardados definitivamente en el repositorio porque falta ejecutar el comando </text:span><text:span text:style-name="Source_20_Text"><text:span text:style-name="T1">git commit</text:span></text:span><text:span text:style-name="T1">.</text:span></text:p>
        </text:list-item>
        <text:list-item>
          <text:p text:style-name="P15"><text:span text:style-name="Strong_20_Emphasis"><text:span text:style-name="T1">Archivos Unstaged</text:span></text:span><text:span text:style-name="T1">: Entiendelos como archivos </text:span><text:span text:style-name="Emphasis"><text:span text:style-name="T1">“Tracked pero Unstaged”</text:span></text:span><text:span text:style-name="T1">. Son archivos que viven dentro de Git pero no han sido afectados por el comando </text:span><text:span text:style-name="Source_20_Text"><text:span text:style-name="T1">git add</text:span></text:span><text:span text:style-name="T1"> ni mucho menos por </text:span><text:span text:style-name="Source_20_Text"><text:span text:style-name="T1">git commit</text:span></text:span><text:span text:style-name="T1">. Git tiene un registro de estos archivos pero está desactualizado, sus últimas versiones solo están guardadas en el disco duro.</text:span></text:p>
        </text:list-item>
        <text:list-item>
          <text:p text:style-name="P15"><text:span text:style-name="Strong_20_Emphasis"><text:span text:style-name="T1">Archivos Untracked</text:span></text:span><text:span text:style-name="T1">: Son archivos que NO viven dentro de Git, solo en el disco duro. Nunca han sido afectados por </text:span><text:span text:style-name="Source_20_Text"><text:span text:style-name="T1">git add</text:span></text:span><text:span text:style-name="T1">, así que Git no tiene registros de su existencia.</text:span></text:p>
        </text:list-item>
      </text:list>
      <text:p text:style-name="P12"><text:span text:style-name="T1">Recuerda que hay un caso muy raro donde los archivos tienen dos estados al mismo tiempo: Staged y Untracked. Esto pasa guardas los cambios de un archivo en el área de Staging (con el comando </text:span><text:span text:style-name="Source_20_Text"><text:span text:style-name="T1">git add</text:span></text:span><text:span text:style-name="T1">) pero, antes de hacer commit para guardar los cambios en el repositorio, haces nuevos cambios que todavía no han sido guardados en el área de Staging (en realidad, todo sigue funcionando igual pero es un poco divertido).</text:span></text:p>
      <text:p text:style-name="P12"><text:span text:style-name="Strong_20_Emphasis"><text:span text:style-name="T1">Comandos para mover archivos entre los estados de Git</text:span></text:span><text:span text:style-name="T1">:</text:span></text:p>
      <text:list xml:id="list2989344569" text:style-name="L3">
        <text:list-item>
          <text:p text:style-name="P16"><text:span text:style-name="Strong_20_Emphasis"><text:span text:style-name="Source_20_Text"><text:span text:style-name="T1">git status</text:span></text:span></text:span><text:span text:style-name="T1">: Nos permite ver el estado de todos nuestros archivos y carpetas.</text:span></text:p>
        </text:list-item>
        <text:list-item>
          <text:p text:style-name="P16"><text:span text:style-name="Strong_20_Emphasis"><text:span text:style-name="Source_20_Text"><text:span text:style-name="T1">git add</text:span></text:span></text:span><text:span text:style-name="T1">: Nos ayuda a mover archivos del Untracked o Unstaged al estado Staged. Podemos usar </text:span><text:span text:style-name="Source_20_Text"><text:span text:style-name="T1">git nombre-del-archivo-o-carpeta</text:span></text:span><text:span text:style-name="T1"> para añadir archivos y carpetas individuales o </text:span><text:span text:style-name="Source_20_Text"><text:span text:style-name="T1">git add -A</text:span></text:span><text:span text:style-name="T1">para mover todos los archivos de nuestro proyecto (tanto Untrackeds como unstageds).</text:span></text:p>
        </text:list-item>
        <text:list-item>
          <text:p text:style-name="P16"><text:span text:style-name="Strong_20_Emphasis"><text:span text:style-name="T1">git reset HEAD</text:span></text:span><text:span text:style-name="T1">: Nos ayuda a sacar archivos del estado Staged para devolverlos a su estado anterior. Si los archivos venían de Unstaged, vuelven allí. Y lo mismo se venían de Untracked.</text:span></text:p>
        </text:list-item>
        <text:list-item>
          <text:p text:style-name="P16"><text:span text:style-name="Strong_20_Emphasis"><text:span text:style-name="T1">git commit</text:span></text:span><text:span text:style-name="T1">: Nos ayuda a mover archivos de Unstaged a Staged. Esta es una ocasión especial, los archivos han sido guardado o actualizados en el repositorio. Git nos pedirá que dejemos un mensaje para recordar los cambios que hicimos y podemos usar el argumento </text:span><text:span text:style-name="Source_20_Text"><text:span text:style-name="T1">-m</text:span></text:span><text:span text:style-name="T1"> para escribirlo (</text:span><text:span text:style-name="Source_20_Text"><text:span text:style-name="T1">git commit -m "mensaje"</text:span></text:span><text:span text:style-name="T1">).</text:span></text:p>
        </text:list-item>
        <text:list-item>
          <text:p text:style-name="P16"><text:span text:style-name="Strong_20_Emphasis"><text:span text:style-name="T1">git rm</text:span></text:span><text:span text:style-name="T1">: Este comando necesita alguno de los siguientes argumentos para poder ejecutarse correctamente:<text:line-break/>- </text:span><text:span text:style-name="Source_20_Text"><text:span text:style-name="T1">git rm --cached</text:span></text:span><text:span text:style-name="T1">: Mueve los archivos que le indiquemos al estado Untracked.<text:line-break/>- </text:span><text:span text:style-name="Source_20_Text"><text:span text:style-name="T1">git rm --force</text:span></text:span><text:span text:style-name="T1">: Elimina los archivos de Git y del disco duro. Git guarda el registro de la existencia de los archivos, por lo que podremos recuperarlos si es necesario (pero debemos usar comandos más avanzados).</text:span></text:p>
        </text:list-item>
      </text:list>
      <text:p text:style-name="P11"><text:soft-page-break/></text:p>
      <text:p text:style-name="P7">¿Qué es un Branch (rama) y cómo funciona un Merge en Git?</text:p>
      <text:p text:style-name="P14">Git es una base de datos muy precisa con todos los cambios y crecimiento que ha tenido nuestro proyecto. Los commits son la única forma de tener un registro de los cambios. Pero las ramas amplifican mucho más el potencial de Git.</text:p>
      <text:p text:style-name="P12"><text:span text:style-name="Strong_20_Emphasis"><text:span text:style-name="T1">Todos los commits se aplican sobre una rama</text:span></text:span><text:span text:style-name="T1">. Por defecto, siempre empezamos en la rama master (pero puedes cambiarle el nombre si no te gusta) y creamos nuevas ramas, a partir de esta, para crear flujos de trabajo independientes.</text:span></text:p>
      <text:p text:style-name="P14">Crear una nueva rama se trata de copiar un commit (de cualquier rama), pasarlo a otro lado (a otra rama) y continuar el trabajo de una parte específica de nuestro proyecto sin afectar el flujo de trabajo principal (que continúa en la rama master o la rama principal).</text:p>
      <text:p text:style-name="P14">Los equipos de desarrollo tienen un estándar: Todo lo que esté en la rama master va a producción, las nuevas features, características y experimentos van en una rama “development” (para unirse a master cuando estén definitivamente listas) y los issues o errores se solucionan en una rama “hotfix” para unirse a master tan pronto como sea posible.</text:p>
      <text:p text:style-name="P18"><text:span text:style-name="T1">Crear una nueva rama lo conocemos como </text:span><text:span text:style-name="Strong_20_Emphasis"><text:span text:style-name="T1">Checkout</text:span></text:span><text:span text:style-name="T1">. Unir dos ramas lo conocemos como </text:span><text:span text:style-name="Strong_20_Emphasis"><text:span text:style-name="T1">Merge</text:span></text:span><text:span text:style-name="T1">.</text:span></text:p>
      <text:p text:style-name="P14">Podemos crear todas las ramas y commits que queramos. De hecho, podemos aprovechar el registro de cambios de Git para crear ramas, traer versiones viejas del código, arreglarlas y combinarlas de nuevo para mejorar el proyecto.</text:p>
      <text:p text:style-name="P14">Solo ten en cuenta que combinar estas ramas (sí, hacer “merge”) puede generar conflictos. Algunos archivos pueden ser diferentes en ambas ramas. Git es muy inteligente y puede intentar unir estos cambios automáticamente, pero no siempre funciona. En algunos casos, somos nosotros los que debemos resolver estos conflictos “a mano”.</text:p>
      <text:p text:style-name="P6"/>
      <text:p text:style-name="P7">Crea un repositorio de Git y haz tu primer commit</text:p>
      <text:p text:style-name="P12"><text:span text:style-name="Emphasis"><text:span text:style-name="T1">Si quieres ver los archivos ocultos de una carpeta puedes habilitar la opción de </text:span></text:span><text:span text:style-name="Emphasis"><text:span text:style-name="Source_20_Text"><text:span text:style-name="T1">Vista &gt; Mostrar u ocultar &gt; Elementos ocultos</text:span></text:span></text:span><text:span text:style-name="Emphasis"><text:span text:style-name="T1"> (en Windows) o ejecutar el comando </text:span></text:span><text:span text:style-name="Emphasis"><text:span text:style-name="Source_20_Text"><text:span text:style-name="T1">ls -a</text:span></text:span></text:span><text:span text:style-name="Emphasis"><text:span text:style-name="T1">.</text:span></text:span></text:p>
      <text:p text:style-name="P12"><text:span text:style-name="T1">Le indicaremos a Git que queremos crear un nuevo repositorio para utilizar su sistema de control de versiones. Solo debemos posicionarnos en la carpeta raíz de nuestro proyecto y ejecutar el comando </text:span><text:span text:style-name="Strong_20_Emphasis"><text:span text:style-name="Source_20_Text"><text:span text:style-name="T1">git init</text:span></text:span></text:span><text:span text:style-name="T1">.</text:span></text:p>
      <text:p text:style-name="P12"><text:soft-page-break/><text:span text:style-name="T1">Recuerda que al ejecutar este comando (y de aquí en adelante) vamos a tener una nueva carpeta oculta llamada </text:span><text:span text:style-name="Source_20_Text"><text:span text:style-name="T1">.git</text:span></text:span><text:span text:style-name="T1"> con toda la base de datos con cambios atómicos en nuestro proyecto.</text:span></text:p>
      <text:p text:style-name="P14">Recuerda que Git está optimizado para trabajar en equipo, por lo tanto, debemos darle un poco de información sobre nosotros. No debemos hacerlo todas las veces que ejecutamos un comando, basta con ejecutar solo una sola vez los siguientes comandos con tu información:</text:p>
      <text:p text:style-name="P17"><text:span text:style-name="Source_20_Text"><text:span text:style-name="T4">git config --global user.email </text:span></text:span><text:span text:style-name="Source_20_Text"><text:span text:style-name="T5">"tu@email.com"</text:span></text:span></text:p>
      <text:p text:style-name="P17"><text:span text:style-name="Source_20_Text"><text:span text:style-name="T4">git config --global user.name </text:span></text:span><text:span text:style-name="Source_20_Text"><text:span text:style-name="T5">"Tu Nombre"</text:span></text:span></text:p>
      <text:p text:style-name="P12"><text:span text:style-name="T1">Existen muchas otras configuraciones de Git que puedes encontrar ejecutando el comando </text:span><text:span text:style-name="Source_20_Text"><text:span text:style-name="T1">git config --list</text:span></text:span><text:span text:style-name="T1"> (o solo </text:span><text:span text:style-name="Source_20_Text"><text:span text:style-name="T1">git config</text:span></text:span><text:span text:style-name="T1"> para ver una explicación más detallada).</text:span></text:p>
      <text:p text:style-name="P11"/>
      <text:p text:style-name="P8">Analizar cambios en los archivos de tu proyecto con Git</text:p>
      <text:p text:style-name="P12"><text:span text:style-name="T1">El comando </text:span><text:span text:style-name="Strong_20_Emphasis"><text:span text:style-name="Source_20_Text"><text:span text:style-name="T1">git show</text:span></text:span></text:span><text:span text:style-name="T1"> nos muestra los cambios que han existido sobre un archivo y es muy útil para detectar cuándo se produjeron ciertos cambios, qué se rompió y cómo lo podemos solucionar. Pero podemos ser más detallados.</text:span></text:p>
      <text:p text:style-name="P12"><text:span text:style-name="T1">Si queremos ver la diferencia entre una versión y otra, no necesariamente todos los cambios desde la creación del archivo, podemos usar el comando </text:span><text:span text:style-name="Strong_20_Emphasis"><text:span text:style-name="Source_20_Text"><text:span text:style-name="T1">git diff commitA commitB</text:span></text:span></text:span><text:span text:style-name="T1">.</text:span></text:p>
      <text:p text:style-name="P12"><text:span text:style-name="T1">Recuerda que puedes obtener el ID de tus commits con el comando </text:span><text:span text:style-name="Strong_20_Emphasis"><text:span text:style-name="Source_20_Text"><text:span text:style-name="T1">git log</text:span></text:span></text:span><text:span text:style-name="T1">.</text:span></text:p>
      <text:p text:style-name="P13"/>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ans-serif, Arial"/>
    <style:font-face style:name="Lohit Devanagari1" svg:font-family="'Lohit Devanagari'"/>
    <style:font-face style:name="cooper hewittmedium" svg:font-family="'cooper hewittmedium'"/>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9T15:40:54.698638441</meta:creation-date>
    <dc:date>2019-08-30T10:11:02.635403039</dc:date>
    <meta:editing-duration>PT1H38M41S</meta:editing-duration>
    <meta:editing-cycles>2</meta:editing-cycles>
    <meta:generator>LibreOffice/6.0.7.3$Linux_X86_64 LibreOffice_project/00m0$Build-3</meta:generator>
    <meta:document-statistic meta:table-count="0" meta:image-count="0" meta:object-count="0" meta:page-count="4" meta:paragraph-count="45" meta:word-count="1452" meta:character-count="8650" meta:non-whitespace-character-count="7261"/>
  </office:meta>
</office:document-meta>
</file>